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D100002858000010200FC4E98F028F669F.svg" manifest:media-type="image/svg+xml"/>
  <manifest:file-entry manifest:full-path="Pictures/10000201000001E8000000C3EBE5FF0A16BCCD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나눔바른고딕1" svg:font-family="나눔바른고딕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  <style:font-face style:name="나눔바른고딕2" svg:font-family="나눔바른고딕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fbe54" draw:textarea-horizontal-align="justify" draw:textarea-vertical-align="middle" draw:auto-grow-height="false" fo:min-height="5.442cm" fo:min-width="12.832cm"/>
    </style:style>
    <style:style style:name="gr2" style:family="graphic" style:parent-style-name="Default_20_Drawing_20_Style_5f_1">
      <style:graphic-properties draw:stroke="none" svg:stroke-color="#000000" draw:fill="none" draw:fill-color="#ffffff" draw:textarea-horizontal-align="left" draw:textarea-vertical-align="bottom" draw:auto-grow-height="true" draw:auto-grow-width="false" fo:min-height="5.053cm" fo:min-width="0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fbe54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Segoe UI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Segoe UI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HY견고딕" fo:font-size="32pt" fo:font-weight="bold" style:font-name-asian="HY견고딕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4.14cm" svg:height="6.5cm" svg:x="0cm" svg:y="0cm">
          <text:p/>
          <draw:enhanced-geometry svg:viewBox="0 0 21600 21600" draw:path-stretchpoint-x="10800" draw:path-stretchpoint-y="10800" draw:text-areas="?f3 ?f4 ?f5 ?f6" draw:type="round-rectangle" draw:modifiers="7548.86940470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25cm" svg:height="5.303cm" svg:x="7cm" svg:y="0.25cm">
          <draw:text-box>
            <text:p text:style-name="P2"><text:span text:style-name="T1"/></text:p>
            <text:p text:style-name="P2"><text:span text:style-name="T2">과학 계산</text:span></text:p>
            <text:p text:style-name="P2"><text:span text:style-name="T1">Library <text:s/></text:span></text:p>
          </draw:text-box>
        </draw:frame>
        <draw:frame draw:style-name="gr3" draw:text-style-name="P4" draw:layer="layout" svg:width="6.881cm" svg:height="2.668cm" svg:x="0.646cm" svg:y="0.832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E8000000C3EBE5FF0A16BCCDD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나눔바른고딕1" svg:font-family="나눔바른고딕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  <style:font-face style:name="나눔바른고딕2" svg:font-family="나눔바른고딕" style:font-family-generic="system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바른고딕" fo:font-family="나눔바른고딕" style:font-family-generic="roman" style:font-pitch="variable" fo:font-size="18pt" fo:font-style="normal" fo:text-shadow="none" style:text-underline-style="none" fo:font-weight="normal" style:letter-kerning="true" style:font-name-asian="나눔바른고딕2" style:font-family-asian="나눔바른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4.14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8T22:54:56.954000000</meta:creation-date>
    <dc:date>2021-12-30T14:47:20.838000000</dc:date>
    <meta:editing-duration>PT11M18S</meta:editing-duration>
    <meta:editing-cycles>5</meta:editing-cycles>
    <meta:generator>LibreOffice/7.1.4.2$Windows_X86_64 LibreOffice_project/a529a4fab45b75fefc5b6226684193eb000654f6</meta:generator>
    <meta:document-statistic meta:object-count="3"/>
  </office:meta>
</office:document-meta>
</file>